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04.6pt"/>
    </style:style>
    <style:style style:name="co2" style:family="table-column">
      <style:table-column-properties fo:break-before="auto" style:column-width="248.6pt"/>
    </style:style>
    <style:style style:name="co3" style:family="table-column">
      <style:table-column-properties fo:break-before="auto" style:column-width="165.6pt"/>
    </style:style>
    <style:style style:name="co4" style:family="table-column">
      <style:table-column-properties fo:break-before="auto" style:column-width="64.01pt"/>
    </style:style>
    <style:style style:name="ro1" style:family="table-row">
      <style:table-row-properties style:row-height="24.01pt" fo:break-before="auto" style:use-optimal-row-height="true"/>
    </style:style>
    <style:style style:name="ro2" style:family="table-row">
      <style:table-row-properties style:row-height="96.01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19.99pt" fo:break-before="auto" style:use-optimal-row-height="true"/>
    </style:style>
    <style:style style:name="ro5" style:family="table-row">
      <style:table-row-properties style:row-height="36pt" fo:break-before="auto" style:use-optimal-row-height="true"/>
    </style:style>
    <style:style style:name="ro6" style:family="table-row">
      <style:table-row-properties style:row-height="83.99pt" fo:break-before="auto" style:use-optimal-row-height="true"/>
    </style:style>
    <style:style style:name="ro7" style:family="table-row">
      <style:table-row-properties style:row-height="47.99pt" fo:break-before="auto" style:use-optimal-row-height="true"/>
    </style:style>
    <style:style style:name="ro8" style:family="table-row">
      <style:table-row-properties style:row-height="204.01pt" fo:break-before="auto" style:use-optimal-row-height="true"/>
    </style:style>
    <style:style style:name="ro9" style:family="table-row">
      <style:table-row-properties style:row-height="132.0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no-wrap" fo:border="0.06pt solid #000000"/>
    </style:style>
    <style:style style:name="ce2" style:family="table-cell" style:parent-style-name="Default">
      <style:table-cell-properties fo:wrap-option="wrap" fo:border="0.06pt solid #000000"/>
      <style:text-properties fo:font-weight="normal" style:font-weight-asian="normal" style:font-weight-complex="normal"/>
    </style:style>
    <style:style style:name="ce5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order="0.06pt solid #000000"/>
    </style:style>
    <style:style style:name="ce4" style:family="table-cell" style:parent-style-name="Default">
      <style:table-cell-properties fo:wrap-option="no-wrap" fo:border="none"/>
    </style:style>
    <style:style style:name="ce8" style:family="table-cell" style:parent-style-name="Default">
      <style:table-cell-properties fo:wrap-option="wrap"/>
    </style:style>
    <style:style style:name="ce21" style:family="table-cell" style:parent-style-name="Default">
      <style:table-cell-properties fo:background-color="#add58a" fo:wrap-option="wrap" fo:border="0.06pt solid #000000"/>
    </style:style>
    <style:style style:name="ce22" style:family="table-cell" style:parent-style-name="Default">
      <style:table-cell-properties fo:background-color="#f37b70" fo:wrap-option="wrap" fo:border="0.06pt solid #000000"/>
    </style:style>
    <style:style style:name="ce7" style:family="table-cell" style:parent-style-name="Default">
      <style:table-cell-properties fo:background-color="#fff200" fo:wrap-option="wrap" fo:border="0.06pt solid #000000"/>
    </style:style>
    <style:style style:name="ce29" style:family="table-cell" style:parent-style-name="Default">
      <style:table-cell-properties fo:background-color="transparent" fo:wrap-option="wrap" fo:border="0.06pt solid #000000"/>
    </style:style>
    <style:style style:name="ce24" style:family="table-cell" style:parent-style-name="Default">
      <style:table-cell-properties fo:background-color="#999999" fo:wrap-option="wrap" fo:border="0.06pt solid #000000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DejaVu 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odporované technológie v zariadeniach" table:style-name="ta1">
        <table:table-column table:style-name="co1" table:default-cell-style-name="ce4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number-columns-repeated="1012" table:default-cell-style-name="Default"/>
        <table:table-row table:style-name="ro1">
          <table:table-cell table:style-name="ce1" office:value-type="string" calcext:value-type="string">
            <text:p>Technológia\Zariadenie</text:p>
          </table:table-cell>
          <table:table-cell table:style-name="ce9" office:value-type="string" calcext:value-type="string">
            <text:p>Predmety</text:p>
          </table:table-cell>
          <table:table-cell table:style-name="ce5" office:value-type="string" calcext:value-type="string">
            <text:p>Cisco prepínač (IOL switch)</text:p>
          </table:table-cell>
          <table:table-cell table:style-name="ce5" office:value-type="string" calcext:value-type="string">
            <text:p>Cisco vIOS L2 prepínač (QEMU)</text:p>
          </table:table-cell>
          <table:table-cell table:style-name="ce5" office:value-type="string" calcext:value-type="string">
            <text:p>Cisco 3725 (Dynamips) + EtherSwitch modul</text:p>
          </table:table-cell>
          <table:table-cell table:style-name="ce5" office:value-type="string" calcext:value-type="string">
            <text:p>Cisco 7200 (Dynamips)</text:p>
          </table:table-cell>
          <table:table-cell table:style-name="ce5" office:value-type="string" calcext:value-type="string">
            <text:p>Cisco smerovač (IOL router)</text:p>
          </table:table-cell>
          <table:table-cell table:style-name="ce5" office:value-type="string" calcext:value-type="string">
            <text:p>Cisco vIOS smerovač (QEMU)</text:p>
          </table:table-cell>
          <table:table-cell table:style-name="ce5" office:value-type="string" calcext:value-type="string">
            <text:p>Cisco CSR (QEMU)</text:p>
          </table:table-cell>
          <table:table-cell table:style-name="ce5" office:value-type="string" calcext:value-type="string">
            <text:p>Cisco CSR-ng (QEMU)</text:p>
          </table:table-cell>
          <table:table-cell table:style-name="ce5" office:value-type="string" calcext:value-type="string">
            <text:p>Juniper vMX (QEMU)</text:p>
          </table:table-cell>
          <table:table-cell table:style-name="ce5" office:value-type="string" calcext:value-type="string">
            <text:p>Nokia VSR (QEMU)</text:p>
          </table:table-cell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2" office:value-type="string" calcext:value-type="string">
            <text:p>Duplicitné technológie boli zisťované nástrojom</text:p>
            <text:p><text:a xlink:href="https://www.somacon.com/p568.php" xlink:type="simple">https://www.somacon.com/p568.php</text:a></text:p>
          </table:table-cell>
          <table:table-cell table:style-name="ce9" office:value-type="string" calcext:value-type="string">
            <text:p>PS1 – Počítačové siete 1</text:p>
            <text:p>         CCNA2 + switching</text:p>
            <text:p><text:span text:style-name="T1">PS2 – Počítačové siete 2</text:span></text:p>
            <text:p><text:span text:style-name="T1">         CCNA3 okrem switching + CCNA4</text:span></text:p>
            <text:p><text:span text:style-name="T1">PrS1 – Projektovanie sietí 1</text:span></text:p>
            <text:p><text:span text:style-name="T1">PrS2 – Projektovanie sietí 2</text:span></text:p>
            <text:p><text:span text:style-name="T1">CCNP-R – CCNP Routing</text:span></text:p>
            <text:p><text:span text:style-name="T1">CCNP-S – CCNP Switching</text:span></text:p>
          </table:table-cell>
          <table:table-cell table:style-name="ce5" office:value-type="string" calcext:value-type="string">
            <text:p>i86bi-linux-l2-adventerprise-ms-15.2-high_iron_20170202.bin</text:p>
          </table:table-cell>
          <table:table-cell table:style-name="ce5" office:value-type="string" calcext:value-type="string">
            <text:p>viosl2-adventerprisek9-m.15.2_20170321</text:p>
          </table:table-cell>
          <table:table-cell table:style-name="ce5" office:value-type="string" calcext:value-type="string">
            <text:p>c3725-adventerprisek9-mz.124-25d_0x60a800f0_20100818.image</text:p>
          </table:table-cell>
          <table:table-cell table:style-name="ce5" office:value-type="string" calcext:value-type="string">
            <text:p>c7200-adventerprisek9-mz.152-4.M11_0x60189234_20161016.image</text:p>
          </table:table-cell>
          <table:table-cell table:style-name="ce5" office:value-type="string" calcext:value-type="string">
            <text:p>i86bi-linux-l3-adventerprisek9-ms-15.7-3.M0a_20171006.bin</text:p>
          </table:table-cell>
          <table:table-cell table:style-name="ce5" office:value-type="string" calcext:value-type="string">
            <text:p>vios-adventerprisek9-m.vmdk.SPA.156-2.T_20160322</text:p>
          </table:table-cell>
          <table:table-cell table:style-name="ce5" office:value-type="string" calcext:value-type="string">
            <text:p>csr1000v-universalk9.03.17.03.S.156-1.S3-std_20161121</text:p>
          </table:table-cell>
          <table:table-cell table:style-name="ce5" office:value-type="string" calcext:value-type="string">
            <text:p>csr1000vng-universalk9.16.07.01-fuji-serial-console_20171120</text:p>
          </table:table-cell>
          <table:table-cell table:style-name="ce5" office:value-type="string" calcext:value-type="string">
            <text:p>vmx-17.3R1.10_20170731</text:p>
          </table:table-cell>
          <table:table-cell table:style-name="ce5" office:value-type="string" calcext:value-type="string">
            <text:p>timos-B-13.0.R4</text:p>
          </table:table-cell>
          <table:table-cell table:style-name="ce8" table:number-columns-repeated="1012"/>
        </table:table-row>
        <table:table-row table:style-name="ro3">
          <table:table-cell table:style-name="ce1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4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v6 statické smerovanie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IPv2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5" office:value-type="string" calcext:value-type="string">
            <text:p>RIPng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VI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1" office:value-type="string" calcext:value-type="string">
            <text:p>Dostupné iba pre rozhrania na EtherSwitch module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STP BPDU Guard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Command rejected: Gi1 is a routed port.</text:p>
            <text:p/>
            <text:p>Príkazy neboli akceptované ani po aktivovaní príslušnej STP technológie v globálnom konfiguračnom móde.</text:p>
            <text:p/>
            <text:p>Možné riešenie</text:p>
            <text:p><text:a xlink:href="https://supportforums.cisco.com/t5/lan-switching-and-routing/what-does-command-rejected-fa0-1-not-a-switching-port-mean-on-a/m-p/705493/highlight/true#M14865" xlink:type="simple">https://supportforums.cisco.com/t5/lan-switching-and-routing/what-does-command-rejected-fa0-1-not-a-switching-port-mean-on-a/m-p/705493/highlight/true#M14865</text:a>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ortFast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3"/>
          <table:table-cell table:style-name="ce22" table:number-columns-repeated="3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VL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LAN Trunk 802.1Q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VL smerovanie - Router on a Stick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1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2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VTP v3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D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witchport mode” podporuje iba “access” a “trunk”</text:p>
          </table:table-cell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S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number-columns-repeated="3" table:style-name="ce22" office:value-type="string" calcext:value-type="string">
            <text:p>OTESTOVAT ZNOVA NA VSETKYCH ROUTROCH V GLOBALNOM KONFIG MODE</text:p>
          </table:table-cell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RPVST+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4"/>
          <table:table-cell table:style-name="ce22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Extended VLAN</text:p>
          </table:table-cell>
          <table:table-cell table:style-name="ce5" office:value-type="string" calcext:value-type="string">
            <text:p>PS1</text:p>
          </table:table-cell>
          <table:table-cell table:style-name="ce21" office:value-type="string" calcext:value-type="string">
            <text:p>Niekedy môže príkaz</text:p>
            <text:p>“vlan &lt;1024-4096&gt;”</text:p>
            <text:p>zlyhať chybovým hlásením</text:p>
            <text:p>“VTP VLAN configuration not allowed when device is not the primary server for vlan database.”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1" office:value-type="string" calcext:value-type="string">
            <text:p>L2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office:value-type="string" calcext:value-type="string">
            <text:p>Príkaz “switchport mode” podporuje iba možnosť</text:p>
            <text:p>“on” - enable Etherchannel only”</text:p>
          </table:table-cell>
          <table:table-cell table:style-name="ce22" table:number-columns-repeated="4"/>
          <table:table-cell table:style-name="ce7" office:value-type="string" calcext:value-type="string">
            <text:p>Príkaz</text:p>
            <text:p>“channel-group 1 mode”</text:p>
            <text:p>podporuje iba možnosti</text:p>
            <text:p>“active” a “passive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L2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working on 15.0 - not working on 12.2</text:p>
          </table:table-cell>
          <table:table-cell table:style-name="ce21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PAg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3 EtherChannel LAC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HSRP IPv4 </text:p>
          </table:table-cell>
          <table:table-cell table:style-name="ce5" office:value-type="string" calcext:value-type="string">
            <text:p>PS1,CCNP-S</text:p>
          </table:table-cell>
          <table:table-cell table:style-name="ce21" office:value-type="string" calcext:value-type="string">
            <text:p>Vraj nie je možné overiť konektivitu HSRP adresy (napr. nástrojom ping)</text:p>
          </table:table-cell>
          <table:table-cell table:style-name="ce21" table:number-columns-repeated="2"/>
          <table:table-cell table:style-name="ce22" table:number-columns-repeated="3"/>
          <table:table-cell table:style-name="ce21" office:value-type="string" calcext:value-type="string">
            <text:p>Príkaz</text:p>
            <text:p><text:span text:style-name="T1">“int vlan 20” v globálnom konfiguračnom móde </text:span></text:p>
            <text:p>nie je podporovaný,</text:p>
            <text:p>ale v globálnom konfiguračnom móde aj v konfigurácii rozrhania je príkaz “standby” podporovaný.</text:p>
          </table:table-cell>
          <table:table-cell table:style-name="ce21" office:value-type="string" calcext:value-type="string">
            <text:p>Rovnaký prípad, ako pri “Cisco CSR (QEMU)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S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HSRPv2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Príkaz “standby”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2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1" office:value-type="string" calcext:value-type="string">
            <text:p>Príkaz “fhrp” v globálnom konfiguračnom móde nie je podporovaný</text:p>
          </table:table-cell>
          <table:table-cell table:style-name="ce22" table:number-columns-repeated="3"/>
          <table:table-cell table:style-name="ce21" office:value-type="string" calcext:value-type="string">
            <text:p><text:span text:style-name="T1">Príkaz</text:span></text:p>
            <text:p><text:span text:style-name="T1">“fhrp version vrrp v3”</text:span></text:p>
            <text:p><text:span text:style-name="T1">Je síce podporovaný, ale príkaz “int vlan 20” podporovaný nebol. Príkaz “vrrp” bol ale podporovaný na fyzickom rozhraní</text:span>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6">
          <table:table-cell table:style-name="ce1" office:value-type="string" calcext:value-type="string">
            <text:p>VRRPv3 IPv4 +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2"/>
          <table:table-cell table:style-name="ce22" office:value-type="string" calcext:value-type="string">
            <text:p><text:span text:style-name="T1">Príkaz “fhrp” v globálnom konfiguračnom móde nie je podporovaný</text:span></text:p>
            <text:p/>
            <text:p>Príkaz “vrrp” v konfiguračnom móde rozhrania nepodporuje možnosť “ipv6”</text:p>
          </table:table-cell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LBP IPv6 </text:p>
          </table:table-cell>
          <table:table-cell table:style-name="ce5" office:value-type="string" calcext:value-type="string">
            <text:p>PS1,CCNP-S</text:p>
          </table:table-cell>
          <table:table-cell table:style-name="ce22" table:number-columns-repeated="3"/>
          <table:table-cell table:style-name="ce21" table:number-columns-repeated="3"/>
          <table:table-cell table:style-name="ce22"/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4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CL IPv6 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4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IPv6 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(Dynamické) NAT</text:p>
          </table:table-cell>
          <table:table-cell table:style-name="ce5" office:value-type="string" calcext:value-type="string">
            <text:p>P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L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2"/>
          <table:table-cell table:style-name="ce22" table:number-columns-repeated="2"/>
          <table:table-cell table:style-name="ce21" table:number-columns-repeated="4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DP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yslog</text:p>
          </table:table-cell>
          <table:table-cell table:style-name="ce5" office:value-type="string" calcext:value-type="string">
            <text:p>P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NT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NMP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SPAN</text:p>
          </table:table-cell>
          <table:table-cell table:style-name="ce5" office:value-type="string" calcext:value-type="string">
            <text:p>PS1,CCNP-S</text:p>
          </table:table-cell>
          <table:table-cell table:style-name="ce21" table:number-columns-repeated="3"/>
          <table:table-cell table:style-name="ce22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2"/>
          <table:table-cell table:style-name="ce29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4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Pv6 </text:p>
          </table:table-cell>
          <table:table-cell table:style-name="ce5" office:value-type="string" calcext:value-type="string">
            <text:p>PS2,CCNP-R</text:p>
          </table:table-cell>
          <table:table-cell table:style-name="ce21" table:number-columns-repeated="2"/>
          <table:table-cell table:style-name="ce22"/>
          <table:table-cell table:style-name="ce21" table:number-columns-repeated="5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Single-Area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2 Multi-Area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OSPFv3 Single-Area</text:p>
          </table:table-cell>
          <table:table-cell table:style-name="ce5" office:value-type="string" calcext:value-type="string">
            <text:p>PS2</text:p>
          </table:table-cell>
          <table:table-cell table:style-name="ce21"/>
          <table:table-cell table:style-name="ce22" office:value-type="string" calcext:value-type="string">
            <text:p>Príkaz “router ospfv3 1” dá výstup “Protocol not in this image”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OSPFv3 Multi-Area</text:p>
          </table:table-cell>
          <table:table-cell table:style-name="ce5" office:value-type="string" calcext:value-type="string">
            <text:p>PS2,CCNP-R</text:p>
          </table:table-cell>
          <table:table-cell table:style-name="ce21"/>
          <table:table-cell table:style-name="ce22"/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4">
          <table:table-cell table:style-name="ce1" office:value-type="string" calcext:value-type="string">
            <text:p>PPP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 office:value-type="string" calcext:value-type="string">
            <text:p>Príkaz  “clock rate” v konfiguračnom móde rozhrania nie je podporovaný. Clockrate sériového rozhrania sa nedá nastaviť.</text:p>
            <text:p/>
            <text:p>Príkaz “show controllers sX/Y” a “show interfaces sX/Y” neukazujú  ani clockrate, ani DTE/DCE mód.</text:p>
          </table:table-cell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LPPP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viď PPP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9" office:value-type="string" calcext:value-type="string">
            <text:p>HDLC</text:p>
          </table:table-cell>
          <table:table-cell table:style-name="ce5" office:value-type="string" calcext:value-type="string">
            <text:p>PS2</text:p>
          </table:table-cell>
          <table:table-cell table:style-name="ce22" table:number-columns-repeated="2"/>
          <table:table-cell table:number-columns-repeated="2" table:style-name="ce7" office:value-type="string" calcext:value-type="string">
            <text:p>Nemá sériové rozhrania v EVE-ng</text:p>
          </table:table-cell>
          <table:table-cell table:style-name="ce21" office:value-type="string" calcext:value-type="string">
            <text:p>viď PPP</text:p>
          </table:table-cell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7">
          <table:table-cell table:style-name="ce9" office:value-type="string" calcext:value-type="string">
            <text:p>Frame Relay</text:p>
          </table:table-cell>
          <table:table-cell table:style-name="ce5"/>
          <table:table-cell table:style-name="ce22" table:number-columns-repeated="2"/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7" office:value-type="string" calcext:value-type="string">
            <text:p><text:span text:style-name="T1">Nemá sériové rozhrania v EVE-ng</text:span>, ale príkaz “frame-relay” je v globálnom konfiguračnom móde prítomný</text:p>
          </table:table-cell>
          <table:table-cell table:style-name="ce21" office:value-type="string" calcext:value-type="string">
            <text:p>viď PPP</text:p>
          </table:table-cell>
          <table:table-cell table:style-name="ce22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PPo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4"/>
          <table:table-cell table:style-name="ce21" office:value-type="string" calcext:value-type="string">
            <text:p>working on 12.4, and 15.2(2.3)T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GRE</text:p>
          </table:table-cell>
          <table:table-cell table:style-name="ce5" office:value-type="string" calcext:value-type="string">
            <text:p>PS2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BGP IPv4</text:p>
          </table:table-cell>
          <table:table-cell table:style-name="ce5" office:value-type="string" calcext:value-type="string">
            <text:p>PS2,PrS1,CCNP-R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IGRP ITA</text:p>
          </table:table-cell>
          <table:table-cell table:style-name="ce5" office:value-type="string" calcext:value-type="string">
            <text:p>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P SLA</text:p>
          </table:table-cell>
          <table:table-cell table:style-name="ce5" office:value-type="string" calcext:value-type="string">
            <text:p>CCNP-R,CCNP-S</text:p>
          </table:table-cell>
          <table:table-cell table:number-columns-repeated="2" table:style-name="ce7" office:value-type="string" calcext:value-type="string">
            <text:p>Nefunguje možnosť “monitor”</text:p>
          </table:table-cell>
          <table:table-cell table:style-name="ce21"/>
          <table:table-cell table:number-columns-repeated="5" table:style-name="ce7" office:value-type="string" calcext:value-type="string">
            <text:p>Nefunguje možnosť “monitor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/>
          <table:table-cell table:style-name="ce5"/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STP BPDU Filter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<text:span text:style-name="T1">viď záznam pre “STP BPDU Guard</text:span>”</text:p>
          </table:table-cell>
          <table:table-cell table:style-name="ce21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ST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8">
          <table:table-cell table:style-name="ce1" office:value-type="string" calcext:value-type="string">
            <text:p>CEF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6"/>
          <table:table-cell table:style-name="ce21" office:value-type="string" calcext:value-type="string">
            <text:p>Príkaz</text:p>
            <text:p>“ip cef”</text:p>
            <text:p>Nie je podporovaný, ale podľa príkazu</text:p>
            <text:p>“show ip cef”</text:p>
            <text:p>Je CEF na smerovači predvolene aktivované pre všetky rozharnia.</text:p>
            <text:p>Ak chceme príkaz “ip cef” použíť, musíme ho rozšíriť týmito možnosťami:</text:p>
            <text:p/>
            <text:p>accounting </text:p>
            <text:p>distributed</text:p>
            <text:p>load-sharing</text:p>
            <text:p>optimize</text:p>
            <text:p>traffic-statistics</text:p>
          </table:table-cell>
          <table:table-cell table:style-name="ce21" office:value-type="string" calcext:value-type="string">
            <text:p><text:span text:style-name="T1">Rovnaký prípad, ako pri “Cisco CSR (QEMU)</text:span>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5">
          <table:table-cell table:style-name="ce1" office:value-type="string" calcext:value-type="string">
            <text:p>MLS</text:p>
          </table:table-cell>
          <table:table-cell table:style-name="ce5" office:value-type="string" calcext:value-type="string">
            <text:p>CCNP-S</text:p>
          </table:table-cell>
          <table:table-cell table:number-columns-repeated="2" table:style-name="ce21" office:value-type="string" calcext:value-type="string">
            <text:p>Príkaz “mls” v globálnom konfiguračnom móde nie je podporovaný</text:p>
          </table:table-cell>
          <table:table-cell table:style-name="ce21" table:number-columns-repeated="6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4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FHRP IPv6 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NTP Authenticatio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Cisco ISL trunks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HCP Snooping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VLAN</text:p>
          </table:table-cell>
          <table:table-cell table:style-name="ce5" office:value-type="string" calcext:value-type="string">
            <text:p>CCNP-S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S-IS IPv4 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1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10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2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v3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GMP Snooping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3"/>
          <table:table-cell table:style-name="ce22" table:number-columns-repeated="3"/>
          <table:table-cell table:style-name="ce21" table:number-columns-repeated="2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2">
          <table:table-cell table:style-name="ce1" office:value-type="string" calcext:value-type="string">
            <text:p>PIM 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 office:value-type="string" calcext:value-type="string">
            <text:p>Príkaz</text:p>
            <text:p>“ip multicast-routing”</text:p>
            <text:p>Musí byť rozšírený buď na</text:p>
            <text:p>“ip multicast-routing distributed”</text:p>
            <text:p>alebo </text:p>
            <text:p>“ip multicast-routing vrf VPN distributed”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21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parse-Dense Mode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Any-Source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IM Source-Specific Multicast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7"/>
          <table:table-cell table:style-name="ce7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anual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uto-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S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4"/>
          <table:table-cell table:style-name="ce21" office:value-type="string" calcext:value-type="string">
            <text:p>Vraj nepodporované</text:p>
          </table:table-cell>
          <table:table-cell table:style-name="ce21" table:number-columns-repeated="3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Anycast R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/>
          <table:table-cell table:style-name="ce2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iBGP IPv4 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LS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9"/>
          <table:table-cell table:style-name="ce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D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VP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outer Reflector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MP-BGP</text:p>
          </table:table-cell>
          <table:table-cell table:style-name="ce5" office:value-type="string" calcext:value-type="string">
            <text:p>PrS1,CCNP-R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Hub &amp; Spoke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Draft Rose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L3 VPN</text:p>
          </table:table-cell>
          <table:table-cell table:style-name="ce5" office:value-type="string" calcext:value-type="string">
            <text:p>PrS1</text:p>
          </table:table-cell>
          <table:table-cell table:style-name="ce21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9">
          <table:table-cell table:style-name="ce1" office:value-type="string" calcext:value-type="string">
            <text:p>VPLS</text:p>
          </table:table-cell>
          <table:table-cell table:style-name="ce5" office:value-type="string" calcext:value-type="string">
            <text:p>PrS1,PrS2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7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ú iba možnosť</text:p>
            <text:p>“manual”</text:p>
          </table:table-cell>
          <table:table-cell table:style-name="ce22"/>
          <table:table-cell table:style-name="ce7" office:value-type="string" calcext:value-type="string">
            <text:p>Príkaz</text:p>
            <text:p>“l2 vfi &lt;názov_skupiny&gt;”</text:p>
            <text:p>podporuje iba možnosž</text:p>
            <text:p>“point-to-point”</text:p>
          </table:table-cell>
          <table:table-cell table:style-name="ce22" table:number-columns-repeated="2"/>
          <table:table-cell table:style-name="ce21" office:value-type="string" calcext:value-type="string">
            <text:p>Príkaz</text:p>
            <text:p>“l2 vfi &lt;názov_skupiny&gt;”</text:p>
            <text:p>podporuje iba možnosť</text:p>
            <text:p>“autodiscovery”.</text:p>
            <text:p/>
            <text:p>Príkaz 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21" office:value-type="string" calcext:value-type="string">
            <text:p>Príkazy </text:p>
            <text:p><text:span text:style-name="T1">“l2 vfi &lt;názov_skupiny&gt;”</text:span></text:p>
            <text:p><text:span text:style-name="T1">a </text:span></text:p>
            <text:p>“l2 vfi &lt;číslo_skupiny&gt;”</text:p>
            <text:p>Podporuje možnosti</text:p>
            <text:p>“autodiscovery”,</text:p>
            <text:p>“manual” a </text:p>
            <text:p>“point-to-point”.</text:p>
          </table:table-cell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VPN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 table:number-columns-repeated="7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Seamless MPLS</text:p>
          </table:table-cell>
          <table:table-cell table:style-name="ce5" office:value-type="string" calcext:value-type="string">
            <text:p>PrS2</text:p>
          </table:table-cell>
          <table:table-cell table:style-name="ce5" table:number-columns-repeated="2"/>
          <table:table-cell table:style-name="ce22"/>
          <table:table-cell table:style-name="ce5"/>
          <table:table-cell table:style-name="ce21"/>
          <table:table-cell table:style-name="ce5" table:number-columns-repeated="5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BGP mVPN NG</text:p>
          </table:table-cell>
          <table:table-cell table:style-name="ce5" office:value-type="string" calcext:value-type="string">
            <text:p>PrS2</text:p>
          </table:table-cell>
          <table:table-cell table:style-name="ce22" table:number-columns-repeated="8"/>
          <table:table-cell table:style-name="ce5" table:number-columns-repeated="2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/>
          <table:table-cell table:style-name="ce5" table:number-columns-repeated="11"/>
          <table:table-cell table:style-name="ce8" table:number-columns-repeated="8"/>
          <table:table-cell table:number-columns-repeated="1004"/>
        </table:table-row>
        <table:table-row table:style-name="ro1">
          <table:table-cell table:style-name="ce1" office:value-type="string" calcext:value-type="string">
            <text:p>NVI NAT</text:p>
          </table:table-cell>
          <table:table-cell table:style-name="ce5"/>
          <table:table-cell table:style-name="ce7" office:value-type="string" calcext:value-type="string">
            <text:p>Klasické NAT funguje na TPGEN zariadeniach</text:p>
          </table:table-cell>
          <table:table-cell table:style-name="ce5" table:number-columns-repeated="4"/>
          <table:table-cell table:style-name="ce21"/>
          <table:table-cell table:style-name="ce5" table:number-columns-repeated="4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inQ</text:p>
          </table:table-cell>
          <table:table-cell table:style-name="ce5"/>
          <table:table-cell table:style-name="ce22"/>
          <table:table-cell table:style-name="ce24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RSPAN</text:p>
          </table:table-cell>
          <table:table-cell table:style-name="ce5"/>
          <table:table-cell table:style-name="ce22"/>
          <table:table-cell table:style-name="ce5" table:number-columns-repeated="9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EZVPN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QoS</text:p>
          </table:table-cell>
          <table:table-cell table:style-name="ce5" table:number-columns-repeated="2"/>
          <table:table-cell table:style-name="ce21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LISP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ZBFW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1" office:value-type="string" calcext:value-type="string">
            <text:p>Performance Monitor</text:p>
          </table:table-cell>
          <table:table-cell table:style-name="ce5" table:number-columns-repeated="2"/>
          <table:table-cell table:style-name="ce7"/>
          <table:table-cell table:style-name="ce5" table:number-columns-repeated="8"/>
          <table:table-cell table:style-name="ce8" table:number-columns-repeated="8"/>
          <table:table-cell table:number-columns-repeated="1004"/>
        </table:table-row>
        <table:table-row table:style-name="ro3">
          <table:table-cell table:style-name="ce9" office:value-type="string" calcext:value-type="string">
            <text:p>OTV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BFD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PLS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Voice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>
          <table:table-cell table:style-name="ce9" office:value-type="string" calcext:value-type="string">
            <text:p>AVC</text:p>
          </table:table-cell>
          <table:table-cell table:style-name="ce5" table:number-columns-repeated="6"/>
          <table:table-cell table:style-name="ce22"/>
          <table:table-cell table:style-name="ce5" table:number-columns-repeated="4"/>
          <table:table-cell table:number-columns-repeated="1012"/>
        </table:table-row>
        <table:table-row table:style-name="ro3" table:number-rows-repeated="4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 table:number-rows-repeated="6">
          <table:table-cell table:style-name="Default"/>
          <table:table-cell/>
          <table:table-cell table:style-name="ce8" table:number-columns-repeated="10"/>
          <table:table-cell table:number-columns-repeated="1012"/>
        </table:table-row>
        <table:table-row table:style-name="ro3" table:number-rows-repeated="8">
          <table:table-cell table:style-name="Default"/>
          <table:table-cell table:style-name="ce8" table:number-columns-repeated="11"/>
          <table:table-cell table:number-columns-repeated="1012"/>
        </table:table-row>
        <table:table-row table:style-name="ro3">
          <table:table-cell table:style-name="Default"/>
          <table:table-cell table:style-name="ce8" table:number-columns-repeated="7"/>
          <table:table-cell table:number-columns-repeated="2"/>
          <table:table-cell table:style-name="ce8" table:number-columns-repeated="2"/>
          <table:table-cell table:number-columns-repeated="1012"/>
        </table:table-row>
        <table:table-row table:style-name="ro3" table:number-rows-repeated="133">
          <table:table-cell table:style-name="Default"/>
          <table:table-cell table:number-columns-repeated="1023"/>
        </table:table-row>
        <table:table-row table:style-name="ro3" table:number-rows-repeated="1048307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4-06">00/00/0000</text:date>, <text:time style:data-style-name="N2" text:time-value="13:53:51.6646885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08T08:38:21.057945486</meta:creation-date>
    <dc:date>2018-04-06T11:13:09.198975011</dc:date>
    <meta:editing-duration>P3DT21H35M26S</meta:editing-duration>
    <meta:editing-cycles>138</meta:editing-cycles>
    <meta:generator>LibreOffice/6.0.0.3$Linux_X86_64 LibreOffice_project/00m0$Build-3</meta:generator>
    <meta:document-statistic meta:table-count="1" meta:cell-count="280" meta:object-count="0"/>
  </office:meta>
</office:document-meta>
</file>